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/>Do niedzieli 01.12.2019</text:p>
      <text:p text:style-name="Standard"/>
      <text:p text:style-name="Standard"><text:s/><text:span text:style-name="T1">Obejrzyj film i odpowiedz na pytanie : co według Billa jest najważniejsze w życiu </text:span></text:p>
      <text:p text:style-name="P1"><text:s text:c="2"/>chrześcijanina?</text:p>
      <text:p text:style-name="P1"/>
      <text:p text:style-name="Standard"><text:s/>Poświęcanie się by szukać Obecności Bożej, aby mogła na nas spocząć. </text:p>
      <text:p text:style-name="Standard"><text:s/>Goszczenie Bożej Obecności i pragnienie by Jej zazdrośnie strzec.</text:p>
      <text:p text:style-name="Standard"><text:s/>Oddawanie się Bogu w większym niż do tej pory stopniu.</text:p>
      <text:p text:style-name="Standard"><text:s/>Dawanie Bogu przestrzeni aby robił to co chce.</text:p>
      <text:p text:style-name="Standard"><text:s/>Budowanie „kultury” <text:s/>wokół tego w co wierzymy.</text:p>
      <text:p text:style-name="Standard"><text:s/>Doświadczenie cudów i przełomów w dziedzinie uzdrowienia i uwolnienia.</text:p>
      <text:p text:style-name="Standard"><text:s/>Bycie gotowym na zapłacenie wysokiej ceny za podążanie za Bogiem.</text:p>
      <text:p text:style-name="Standard"><text:s/>Demonstrowanie tego że Zmartwychwstały Chrystus naprawdę żyje w nas.</text:p>
      <text:p text:style-name="Standard"/>
      <text:p text:style-name="Standard"/>
      <text:p text:style-name="Standard"><text:s/>Mirek Pisu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rek </meta:initial-creator>
    <meta:creation-date>2019-11-23T18:25:15.46</meta:creation-date>
    <dc:date>2019-11-26T23:59:37.19</dc:date>
    <dc:creator>mirek </dc:creator>
    <meta:editing-duration>P2DT1H56M47S</meta:editing-duration>
    <meta:editing-cycles>25</meta:editing-cycles>
    <meta:generator>OpenOffice/4.1.5$Win32 OpenOffice.org_project/415m1$Build-9789</meta:generator>
    <meta:document-statistic meta:table-count="0" meta:image-count="0" meta:object-count="0" meta:page-count="1" meta:paragraph-count="12" meta:word-count="93" meta:character-count="628"/>
  </office:meta>
</office:document-meta>
</file>